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fill-gradient-name="Linear_20_magenta_2f_green" draw:fill-hatch-name="Black_20_0_20_Degrees" draw:opacity="100%" draw:textarea-horizontal-align="left" draw:textarea-vertical-align="bottom" draw:auto-grow-height="false" draw:shadow="hidden" draw:shadow-opacity="100%"/>
    </style:style>
    <style:style style:name="gr2" style:family="graphic" style:parent-style-name="standard">
      <style:graphic-properties draw:stroke="none" svg:stroke-color="#000000" draw:fill="none" draw:fill-color="#ffffff" fo:min-height="0.25cm"/>
    </style:style>
    <style:style style:name="gr3" style:family="graphic" style:parent-style-name="standard">
      <style:graphic-properties draw:fill="solid" draw:fill-color="#ffcc99" draw:textarea-horizontal-align="justify" draw:textarea-vertical-align="top" draw:auto-grow-height="false"/>
    </style:style>
    <style:style style:name="gr4" style:family="graphic" style:parent-style-name="standard">
      <style:graphic-properties draw:fill="solid" draw:fill-color="#47b8b8" draw:textarea-horizontal-align="justify" draw:textarea-vertical-align="top" draw:auto-grow-height="false"/>
    </style:style>
    <style:style style:name="gr5" style:family="graphic" style:parent-style-name="standard">
      <style:graphic-properties draw:marker-end="Arrow" draw:marker-end-width="0.3cm" draw:textarea-vertical-align="middle"/>
    </style:style>
    <style:style style:name="gr6" style:family="graphic" style:parent-style-name="standard">
      <style:graphic-properties draw:stroke="solid" draw:stroke-dash="_32__20_Dots_20_1_20_Dash" svg:stroke-color="#000000" draw:marker-end="Styl_20_šipky_20_1" draw:marker-end-width="0.3cm" draw:textarea-vertical-align="middle"/>
    </style:style>
    <style:style style:name="gr7" style:family="graphic" style:parent-style-name="standard">
      <style:graphic-properties draw:stroke="solid" draw:stroke-dash="_32__20_Dots_20_1_20_Dash" svg:stroke-color="#000000" draw:marker-end="Arrow" draw:marker-end-width="0.3cm" draw:textarea-vertical-align="middle"/>
    </style:style>
    <style:style style:name="gr8" style:family="graphic" style:parent-style-name="standard">
      <style:graphic-properties draw:fill="solid" draw:fill-color="#33a3a3" draw:textarea-horizontal-align="justify" draw:textarea-vertical-align="top" draw:auto-grow-height="false"/>
    </style:style>
    <style:style style:name="gr9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svg:stroke-width="0.1cm" svg:stroke-color="#808080" draw:marker-start-width="0cm" draw:marker-end="Arrow" draw:marker-end-width="1.05cm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6cm" svg:stroke-color="#000000" draw:fill="none" draw:fill-color="#ffffff" fo:min-height="0.65cm" fo:padding-top="0.425cm" fo:padding-bottom="0.425cm" fo:padding-left="0.55cm" fo:padding-right="0.55cm"/>
    </style:style>
    <style:style style:name="gr13" style:family="graphic" style:parent-style-name="standard">
      <style:graphic-properties svg:stroke-width="0.1cm" svg:stroke-color="#e6e6ff" draw:marker-start-width="0cm" draw:marker-end="Arrow" draw:marker-end-width="1.05cm" draw:fill="solid" draw:fill-color="#e6e6ff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width="0.6cm" svg:stroke-color="#000000" draw:fill="none" draw:fill-color="#ffffff" fo:min-height="2cm" fo:padding-top="0.425cm" fo:padding-bottom="0.425cm" fo:padding-left="0.55cm" fo:padding-right="0.55cm"/>
    </style:style>
    <style:style style:name="P1" style:family="paragraph">
      <style:paragraph-properties fo:text-align="star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margin-top="0.2cm" fo:margin-bottom="0cm" fo:text-align="center"/>
    </style:style>
    <style:style style:name="P4" style:family="paragraph">
      <style:paragraph-properties fo:margin-top="0.2cm" fo:margin-bottom="0cm" fo:text-align="start"/>
    </style:style>
    <style:style style:name="P5" style:family="paragraph">
      <style:paragraph-properties fo:margin-top="0.2cm" fo:margin-bottom="0cm" fo:text-align="center"/>
      <style:text-properties style:text-underline-style="solid" style:text-underline-width="auto" style:text-underline-color="font-color"/>
    </style:style>
    <style:style style:name="P6" style:family="paragraph"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5" style:family="text">
      <style:text-properties fo:font-size="15pt" style:text-underline-style="none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xml:id="id3" draw:id="id3" draw:layer="layout" svg:width="9.5cm" svg:height="9cm" svg:x="54.5cm" svg:y="2.5cm">
          <text:p text:style-name="P1">Dynamic Plug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10.5cm" svg:height="13.5cm" svg:x="51.5cm" svg:y="28.5cm">
          <draw:glue-point draw:id="4" svg:x="2.083cm" svg:y="-5cm"/>
          <draw:glue-point draw:id="5" svg:x="-2.083cm" svg:y="-5cm"/>
          <text:p text:style-name="P1">Data Access Helpers (static libs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0.5cm" svg:height="1.928cm" svg:x="4.5cm" svg:y="0.5cm">
          <draw:text-box>
            <text:p><text:span text:style-name="T1">Object Model</text:span></text:p>
            <text:p><text:span text:style-name="T2"/></text:p>
          </draw:text-box>
        </draw:frame>
        <draw:custom-shape draw:style-name="gr1" draw:text-style-name="P1" draw:layer="layout" svg:width="32cm" svg:height="13.5cm" svg:x="1cm" svg:y="2.5cm">
          <text:p text:style-name="P1">Cor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17cm" svg:height="13cm" svg:x="37.5cm" svg:y="10.5cm">
          <text:p text:style-name="P1">Static Plugin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5cm" svg:height="2.5cm" svg:x="46.5cm" svg:y="11.8cm">
          <draw:glue-point draw:id="4" svg:x="-3.461cm" svg:y="5cm"/>
          <draw:glue-point draw:id="5" svg:x="2.692cm" svg:y="5cm"/>
          <draw:glue-point draw:id="6" svg:x="-1.923cm" svg:y="5cm"/>
          <text:p text:style-name="P3"><text:span text:style-name="T3">Task Declaration</text:span></text:p>
          <text:p text:style-name="P4"><text:span text:style-name="T4"/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6" draw:id="id6" draw:layer="layout" svg:width="8.5cm" svg:height="2.5cm" svg:x="9cm" svg:y="24cm">
          <draw:glue-point draw:id="4" svg:x="-3.461cm" svg:y="5cm"/>
          <draw:glue-point draw:id="5" svg:x="2.692cm" svg:y="5cm"/>
          <draw:glue-point draw:id="6" svg:x="-1.923cm" svg:y="5cm"/>
          <draw:glue-point draw:id="7" svg:x="-2.647cm" svg:y="-5cm"/>
          <draw:glue-point draw:id="8" svg:x="3.235cm" svg:y="-5cm"/>
          <text:p text:style-name="P3"><text:span text:style-name="T3">Map Rendering (OSG Earth)</text:span></text:p>
          <text:p text:style-name="P4"><text:span text:style-name="T4"/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4" draw:id="id4" draw:layer="layout" svg:width="9.5cm" svg:height="3cm" svg:x="22.5cm" svg:y="5cm">
          <draw:glue-point draw:id="4" svg:x="-3.461cm" svg:y="5cm"/>
          <draw:glue-point draw:id="5" svg:x="2.692cm" svg:y="5cm"/>
          <draw:glue-point draw:id="6" svg:x="-1.923cm" svg:y="5cm"/>
          <draw:glue-point draw:id="7" svg:x="-5cm" svg:y="-3cm"/>
          <draw:glue-point draw:id="8" svg:x="1.153cm" svg:y="5cm"/>
          <text:p text:style-name="P3"><text:span text:style-name="T3">Plugin</text:span></text:p>
          <text:p text:style-name="P4"><text:span text:style-name="T5">Specified in PluginInterface.h</text:span></text:p>
          <text:p text:style-name="P4"><text:span text:style-name="T5">on GitHu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5cm" svg:height="2.5cm" svg:x="56cm" svg:y="3.7cm">
          <draw:glue-point draw:id="4" svg:x="-3.461cm" svg:y="5cm"/>
          <draw:glue-point draw:id="5" svg:x="2.692cm" svg:y="5cm"/>
          <draw:glue-point draw:id="6" svg:x="-1.923cm" svg:y="5cm"/>
          <text:p text:style-name="P3"><text:span text:style-name="T3">FR Communication</text:span></text:p>
          <text:p text:style-name="P4"><text:span text:style-name="T4"/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5cm" svg:height="2.5cm" svg:x="56cm" svg:y="7.2cm">
          <draw:glue-point draw:id="4" svg:x="-3.461cm" svg:y="5cm"/>
          <draw:glue-point draw:id="5" svg:x="2.692cm" svg:y="5cm"/>
          <draw:glue-point draw:id="6" svg:x="-1.923cm" svg:y="5cm"/>
          <text:p text:style-name="P3"><text:span text:style-name="T3">Weather Plugin</text:span></text:p>
          <text:p text:style-name="P4"><text:span text:style-name="T4"/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5cm" svg:height="2.5cm" svg:x="39cm" svg:y="11.8cm">
          <draw:glue-point draw:id="4" svg:x="-3.461cm" svg:y="5cm"/>
          <draw:glue-point draw:id="5" svg:x="2.692cm" svg:y="5cm"/>
          <draw:glue-point draw:id="6" svg:x="-1.923cm" svg:y="5cm"/>
          <text:p text:style-name="P3"><text:span text:style-name="T3">IGC Viewing</text:span></text:p>
          <text:p text:style-name="P4"><text:span text:style-name="T4"/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" draw:id="id1" draw:layer="layout" svg:width="6.5cm" svg:height="3cm" svg:x="3.5cm" svg:y="4cm">
          <draw:glue-point draw:id="4" svg:x="-3.461cm" svg:y="5cm"/>
          <draw:glue-point draw:id="5" svg:x="2.692cm" svg:y="5cm"/>
          <draw:glue-point draw:id="6" svg:x="-1.923cm" svg:y="5cm"/>
          <draw:glue-point draw:id="7" svg:x="1.153cm" svg:y="0cm"/>
          <text:p text:style-name="P3"><text:span text:style-name="T3">Plugin Manager</text:span></text:p>
          <text:p text:style-name="P4"><text:span text:style-name="T5">listOfPlugins</text:span></text:p>
          <text:p text:style-name="P4"><text:span text:style-name="T4"/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7.499cm" svg:y1="5.5cm" svg:x2="13cm" svg:y2="4.4cm" draw:start-shape="id1" draw:start-glue-point="7" draw:end-shape="id2" draw:end-glue-point="7" svg:d="m7499 5500 5501-1100">
          <text:p/>
        </draw:connector>
        <draw:connector draw:style-name="gr6" draw:text-style-name="P6" draw:layer="layout" draw:type="line" svg:x1="54.5cm" svg:y1="7cm" svg:x2="32cm" svg:y2="6.5cm" draw:start-shape="id3" draw:end-shape="id4" draw:end-glue-point="1" svg:d="m54500 7000-22500-500">
          <text:p/>
        </draw:connector>
        <draw:custom-shape draw:style-name="gr4" draw:text-style-name="P5" xml:id="id2" draw:id="id2" draw:layer="layout" svg:width="6.5cm" svg:height="4.5cm" svg:x="13cm" svg:y="3.5cm">
          <draw:glue-point draw:id="4" svg:x="-3.461cm" svg:y="5cm"/>
          <draw:glue-point draw:id="5" svg:x="2.692cm" svg:y="5cm"/>
          <draw:glue-point draw:id="6" svg:x="-1.923cm" svg:y="5cm"/>
          <draw:glue-point draw:id="7" svg:x="-5cm" svg:y="-3cm"/>
          <draw:glue-point draw:id="8" svg:x="1.153cm" svg:y="-2.142cm"/>
          <draw:glue-point draw:id="9" svg:x="-1.153cm" svg:y="-0.714cm"/>
          <text:p text:style-name="P3"><text:span text:style-name="T3">PluginManipulator</text:span></text:p>
          <text:p text:style-name="P4"><text:span text:style-name="T5">pluginLoader</text:span></text:p>
          <text:p text:style-name="P4"><text:span text:style-name="T5">*pPlu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draw:type="line" svg:x1="15.501cm" svg:y1="5.429cm" svg:x2="22.5cm" svg:y2="5.6cm" draw:start-shape="id2" draw:start-glue-point="9" draw:end-shape="id4" draw:end-glue-point="7" svg:d="m15501 5429 6999 171">
          <text:p/>
        </draw:connector>
        <draw:custom-shape draw:style-name="gr4" draw:text-style-name="P5" xml:id="id7" draw:id="id7" draw:layer="layout" svg:width="8cm" svg:height="3cm" svg:x="16cm" svg:y="11.5cm">
          <draw:glue-point draw:id="4" svg:x="-3.461cm" svg:y="5cm"/>
          <draw:glue-point draw:id="5" svg:x="2.692cm" svg:y="5cm"/>
          <draw:glue-point draw:id="6" svg:x="-1.923cm" svg:y="5cm"/>
          <text:p text:style-name="P3"><text:span text:style-name="T3">Core Interface</text:span></text:p>
          <text:p text:style-name="P4"><text:span text:style-name="T5">Specified in PluginInterface.h</text:span></text:p>
          <text:p text:style-name="P4"><text:span text:style-name="T5">on GitHub</text:span></text:p>
          <text:p text:style-name="P4"><text:span text:style-name="T4"/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6.5cm" svg:height="1.9cm" svg:x="53cm" svg:y="34.1cm">
          <draw:glue-point draw:id="4" svg:x="-3.461cm" svg:y="5cm"/>
          <draw:glue-point draw:id="5" svg:x="2.692cm" svg:y="5cm"/>
          <draw:glue-point draw:id="6" svg:x="-1.923cm" svg:y="5cm"/>
          <text:p text:style-name="P3"><text:span text:style-name="T3">Turn-Points</text:span></text:p>
          <text:p text:style-name="P3"><text:span text:style-name="T3">Data Access</text:span></text:p>
          <text:p text:style-name="P4"><text:span text:style-name="T4"/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0" draw:id="id10" draw:layer="layout" svg:width="19cm" svg:height="9cm" svg:x="28cm" svg:y="28cm">
          <text:p text:style-name="P1">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.5cm" svg:height="2cm" svg:x="35.5cm" svg:y="33.5cm">
          <text:p text:style-name="P6">Turn-point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6" draw:layer="layout" svg:width="4.5cm" svg:height="2cm" svg:x="35.5cm" svg:y="32cm">
          <text:p text:style-name="P6">Airfield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6" draw:layer="layout" svg:width="4.5cm" svg:height="2cm" svg:x="29.5cm" svg:y="33.5cm">
          <text:p text:style-name="P6">Map Label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6" draw:layer="layout" svg:width="4.5cm" svg:height="2cm" svg:x="29.5cm" svg:y="32cm">
          <text:p text:style-name="P6">Terrain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6" draw:layer="layout" svg:width="4.5cm" svg:height="2cm" svg:x="29.5cm" svg:y="30.5cm">
          <text:p text:style-name="P6">Vector Map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6" draw:layer="layout" svg:width="4.5cm" svg:height="2cm" svg:x="29.5cm" svg:y="29cm">
          <text:p text:style-name="P6">Raster Map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6" draw:layer="layout" svg:width="4.5cm" svg:height="2cm" svg:x="41.5cm" svg:y="33.5cm">
          <text:p text:style-name="P6">IGCs</text:p>
          <draw:enhanced-geometry svg:viewBox="0 0 21600 21600" draw:mirror-vertical="false" draw:mirror-horizont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6" draw:layer="layout" svg:width="4.5cm" svg:height="2cm" svg:x="41.5cm" svg:y="32cm">
          <text:p text:style-name="P6">Task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6" draw:layer="layout" svg:width="4.5cm" svg:height="2cm" svg:x="35.5cm" svg:y="30.5cm">
          <text:p text:style-name="P6">Airspac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" draw:text-style-name="P5" draw:layer="layout" svg:width="6.5cm" svg:height="1.5cm" svg:x="53cm" svg:y="32.1cm">
          <draw:glue-point draw:id="4" svg:x="-3.461cm" svg:y="5cm"/>
          <draw:glue-point draw:id="5" svg:x="2.692cm" svg:y="5cm"/>
          <draw:glue-point draw:id="6" svg:x="-1.923cm" svg:y="5cm"/>
          <text:p text:style-name="P3"><text:span text:style-name="T3">Airfields Data Access</text:span></text:p>
          <text:p text:style-name="P4"><text:span text:style-name="T4"/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6.5cm" svg:height="1.5cm" svg:x="53cm" svg:y="30.1cm">
          <draw:glue-point draw:id="4" svg:x="-3.461cm" svg:y="5cm"/>
          <draw:glue-point draw:id="5" svg:x="2.692cm" svg:y="5cm"/>
          <draw:glue-point draw:id="6" svg:x="-1.923cm" svg:y="5cm"/>
          <text:p text:style-name="P3"><text:span text:style-name="T3">IGC Data Access</text:span></text:p>
          <text:p text:style-name="P4"><text:span text:style-name="T4"/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6.5cm" svg:height="1.5cm" svg:x="53cm" svg:y="36.5cm">
          <draw:glue-point draw:id="4" svg:x="-3.461cm" svg:y="5cm"/>
          <draw:glue-point draw:id="5" svg:x="2.692cm" svg:y="5cm"/>
          <draw:glue-point draw:id="6" svg:x="-1.923cm" svg:y="5cm"/>
          <text:p text:style-name="P3"><text:span text:style-name="T3">Map Data Access ?</text:span></text:p>
          <text:p text:style-name="P4"><text:span text:style-name="T4"/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6.5cm" svg:height="1.5cm" svg:x="53cm" svg:y="38.5cm">
          <draw:glue-point draw:id="4" svg:x="-3.461cm" svg:y="5cm"/>
          <draw:glue-point draw:id="5" svg:x="2.692cm" svg:y="5cm"/>
          <draw:glue-point draw:id="6" svg:x="-1.923cm" svg:y="5cm"/>
          <text:p text:style-name="P3"><text:span text:style-name="T3">Airspace Data Access</text:span></text:p>
          <text:p text:style-name="P4"><text:span text:style-name="T4"/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4.5cm" svg:height="3cm" svg:x="47cm" svg:y="31.5cm">
          <text:p text:style-name="P6">Data flow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xml:id="id5" draw:id="id5" draw:layer="layout" svg:width="8.5cm" svg:height="2.5cm" svg:x="3.5cm" svg:y="11.5cm">
          <draw:glue-point draw:id="4" svg:x="-3.461cm" svg:y="5cm"/>
          <draw:glue-point draw:id="5" svg:x="2.692cm" svg:y="5cm"/>
          <draw:glue-point draw:id="6" svg:x="-1.923cm" svg:y="5cm"/>
          <text:p text:style-name="P3"><text:span text:style-name="T3">Main Window</text:span></text:p>
          <text:p text:style-name="P4"><text:span text:style-name="T5">Contains GUI</text:span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6" draw:layer="layout" draw:type="lines" svg:x1="7.75cm" svg:y1="14cm" svg:x2="11.001cm" svg:y2="24cm" draw:start-shape="id5" draw:start-glue-point="2" draw:end-shape="id6" draw:end-glue-point="7" svg:d="m7750 14000v502l3251 8997v501">
          <text:p/>
        </draw:connector>
        <draw:line draw:style-name="gr11" draw:text-style-name="P6" draw:layer="layout" svg:x1="2.999cm" svg:y1="32cm" svg:x2="7.999cm" svg:y2="32cm">
          <text:p/>
        </draw:line>
        <draw:frame draw:style-name="gr12" draw:layer="layout" svg:width="5.5cm" svg:height="1.563cm" svg:x="8.499cm" svg:y="31.1cm">
          <draw:text-box>
            <text:p>Dependency</text:p>
          </draw:text-box>
        </draw:frame>
        <draw:connector draw:style-name="gr6" draw:text-style-name="P6" draw:layer="layout" draw:type="line" svg:x1="2.712cm" svg:y1="34cm" svg:x2="7.672cm" svg:y2="33.998cm" svg:d="m2712 34000 4960-2">
          <text:p/>
        </draw:connector>
        <draw:frame draw:style-name="gr12" draw:layer="layout" svg:width="9.5cm" svg:height="1.563cm" svg:x="8.499cm" svg:y="33.125cm">
          <draw:text-box>
            <text:p>Inheritance (composition)</text:p>
          </draw:text-box>
        </draw:frame>
        <draw:connector draw:style-name="gr11" draw:text-style-name="P6" draw:layer="layout" draw:type="lines" svg:x1="20cm" svg:y1="14.5cm" svg:x2="15.999cm" svg:y2="24cm" draw:start-shape="id7" draw:start-glue-point="2" draw:end-shape="id6" draw:end-glue-point="8" svg:d="m20000 14500v502l-4001 8497v501">
          <text:p/>
        </draw:connector>
        <draw:connector draw:style-name="gr7" draw:text-style-name="P6" draw:layer="layout" draw:type="line" svg:x1="2.5cm" svg:y1="35.829cm" svg:x2="8.087cm" svg:y2="35.762cm" svg:d="m2500 35829 5587-67">
          <text:p/>
        </draw:connector>
        <draw:frame draw:style-name="gr12" draw:layer="layout" svg:width="9.5cm" svg:height="1.563cm" svg:x="8.599cm" svg:y="35cm">
          <draw:text-box>
            <text:p>Delegation (member)</text:p>
          </draw:text-box>
        </draw:frame>
        <draw:connector draw:style-name="gr11" draw:text-style-name="P6" draw:layer="layout" draw:type="lines" svg:x1="59.25cm" svg:y1="11.5cm" svg:x2="58.937cm" svg:y2="28.5cm" draw:start-shape="id3" draw:start-glue-point="2" draw:end-shape="id8" draw:end-glue-point="4" svg:d="m59250 11500v502l-313 15997v501">
          <text:p/>
        </draw:connector>
        <draw:custom-shape draw:style-name="gr3" draw:text-style-name="P5" draw:layer="layout" svg:width="6.5cm" svg:height="2.5cm" svg:x="39cm" svg:y="15.3cm">
          <draw:glue-point draw:id="4" svg:x="-3.461cm" svg:y="5cm"/>
          <draw:glue-point draw:id="5" svg:x="2.692cm" svg:y="5cm"/>
          <draw:glue-point draw:id="6" svg:x="-1.923cm" svg:y="5cm"/>
          <text:p text:style-name="P3"><text:span text:style-name="T3">Airspace Viewing</text:span></text:p>
          <text:p text:style-name="P4"><text:span text:style-name="T4"/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5cm" svg:height="2.5cm" svg:x="46.5cm" svg:y="15.3cm">
          <draw:glue-point draw:id="4" svg:x="-3.461cm" svg:y="5cm"/>
          <draw:glue-point draw:id="5" svg:x="2.692cm" svg:y="5cm"/>
          <draw:glue-point draw:id="6" svg:x="-1.923cm" svg:y="5cm"/>
          <text:p text:style-name="P3"><text:span text:style-name="T3">Turn-points Viewing</text:span></text:p>
          <text:p text:style-name="P4"><text:span text:style-name="T4"/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5cm" svg:height="2.5cm" svg:x="39cm" svg:y="18.6cm">
          <draw:glue-point draw:id="4" svg:x="-3.461cm" svg:y="5cm"/>
          <draw:glue-point draw:id="5" svg:x="2.692cm" svg:y="5cm"/>
          <draw:glue-point draw:id="6" svg:x="-1.923cm" svg:y="5cm"/>
          <text:p text:style-name="P3"><text:span text:style-name="T3">Airfields Viewing</text:span></text:p>
          <text:p text:style-name="P4"><text:span text:style-name="T4"/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6" draw:layer="layout" draw:type="lines" svg:x1="46cm" svg:y1="23.5cm" svg:x2="54.563cm" svg:y2="28.5cm" draw:start-shape="id9" draw:start-glue-point="2" draw:end-shape="id8" draw:end-glue-point="5" svg:d="m46000 23500v502l8563 3997v501">
          <text:p/>
        </draw:connector>
        <draw:connector draw:style-name="gr6" draw:text-style-name="P6" draw:layer="layout" draw:type="line" svg:x1="37.5cm" svg:y1="17cm" svg:x2="28.345cm" svg:y2="8cm" draw:start-shape="id9" draw:start-glue-point="3" draw:end-shape="id4" draw:end-glue-point="8" svg:d="m37500 17000-9155-9000">
          <text:p/>
        </draw:connector>
        <draw:connector draw:style-name="gr11" draw:text-style-name="P6" draw:layer="layout" draw:type="lines" svg:x1="25.424cm" svg:y1="8cm" svg:x2="20cm" svg:y2="11.5cm" draw:start-shape="id4" draw:start-glue-point="6" draw:end-shape="id7" draw:end-glue-point="0" svg:d="m25424 8000v502l-5424 2497v501">
          <text:p/>
        </draw:connector>
        <draw:connector draw:style-name="gr11" draw:text-style-name="P6" draw:layer="layout" draw:type="lines" svg:x1="16cm" svg:y1="13cm" svg:x2="12cm" svg:y2="12.75cm" draw:start-shape="id7" draw:start-glue-point="3" draw:end-shape="id5" draw:end-glue-point="1" svg:d="m16000 13000h-501l-2997-250h-502">
          <text:p/>
        </draw:connector>
        <draw:connector draw:style-name="gr13" draw:text-style-name="P6" draw:layer="layout" draw:type="lines" svg:x1="15.538cm" svg:y1="26.5cm" svg:x2="28cm" svg:y2="32.5cm" draw:start-shape="id6" draw:start-glue-point="5" draw:end-shape="id10" draw:end-glue-point="3" svg:d="m15538 26500v502l11961 5498h501">
          <text:p/>
        </draw:connector>
        <draw:frame draw:style-name="gr14" draw:layer="layout" svg:width="5.5cm" svg:height="2.85cm" svg:x="19cm" svg:y="29.65cm">
          <draw:text-box>
            <text:p>Unsolved dependenc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near_20_magenta_2f_green" draw:display-name="Linear magenta/green" draw:style="linear" draw:start-color="#6b0094" draw:end-color="#00ff00" draw:start-intensity="100%" draw:end-intensity="100%" draw:angle="150" draw:border="25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tyl_20_šipky_20_1" draw:display-name="Styl šipky 1" svg:viewBox="0 0 1122 2243" svg:d="m0 2108v17 17l12 42 30 34 38 21 43 4 29-8 30-21 25-26 13-34 343-1532 339 1520 13 42 29 34 39 21 42 4 42-12 34-30 21-42v-39-12l-4 4-440-1998-9-42-25-39-38-25-43-8-42 8-38 25-26 39-8 42z"/>
    <draw:stroke-dash draw:name="_32__20_Dots_20_1_20_Dash" draw:display-name="2 Dots 1 Dash" draw:style="rect" draw:dots1="2" draw:dots2="1" draw:dots2-length="0.203cm" draw:distance="0.203cm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47b8b8" draw:fill-gradient-name="Gradient_20_7" draw:fill-hatch-name="Hatch_20_1" draw:fill-image-name="Bitmape_20_1" draw:opacity="100%" draw:fill-image-width="0cm" draw:fill-image-height="0cm" draw:textarea-horizontal-align="left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29T13:22:23.48</meta:creation-date>
    <dc:date>2011-11-07T14:58:41.07</dc:date>
    <meta:editing-duration>PT14H35M26S</meta:editing-duration>
    <meta:editing-cycles>20</meta:editing-cycles>
    <meta:generator>OpenOffice.org/3.3$Win32 OpenOffice.org_project/330m20$Build-9567</meta:generator>
    <meta:document-statistic meta:object-count="52"/>
  </office:meta>
</office:document-meta>
</file>